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text-line-through-style="solid" style:font-name="Times New Roman"/>
    </style:style>
    <style:style style:name="T8" style:family="text">
      <style:text-properties style:text-line-through-style="solid" style:font-name="Times New Roman" style:text-underline-style="none"/>
    </style:style>
    <style:style style:name="T9" style:family="text">
      <style:text-properties style:text-line-through-style="solid" style:font-name="Times New Roman" fo:text-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5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For Chaye' Sar<text:span text:style-name="T2">á</text:span><text:span text:style-name="T4">h/</text:span></text:p>
      <text:p text:style-name="P6"><text:span text:style-name="T4">[Hebrew]/</text:span></text:p>
      <text:p text:style-name="P6"><text:span text:style-name="T4"/></text:p>
      <text:p text:style-name="P6"><text:span text:style-name="T4">[Page 1]</text:span></text:p>
      <text:p text:style-name="P6"><text:span text:style-name="T4">[Hebrew]. <text:s/>"Abraham was old,/ well stricken in years and the Lord had blessed Abraham/ in all things." <text:s/>"A useless repetition, mere tautology."/ <text:s/>So </text:span><text:span text:style-name="T7">well may many call may</text:span><text:span text:style-name="T4"> some of my hearers may exclaim on reflecting upon the second part of the sentence,/ which I have just quoted from our section of the Pentateuch./ <text:s/>They will argue so: We meet a person whose looks betray old age, </text:span><text:span text:style-name="T7">and</text:span><text:span text:style-name="T4">/ naturally we infer that </text:span><text:span text:style-name="T8">great numerous</text:span><text:span text:style-name="T4"> many have been the summers/ which have passed over his head. <text:s/>What necessity/ was there for the sacred historian, after having/ informed us that the founder of the Hebrew people/ had grown old, to add that he was full of years?/ <text:s/>This question, which </text:span><text:span text:style-name="T7">any one</text:span><text:span text:style-name="T4"> a tyro slightly acquainted with the/ </text:span><text:span text:style-name="T7">sacred</text:span><text:span text:style-name="T4"> holy language could easily solve, by showing the/ phrase to be, as it actually is, a Bible</text:span><text:span text:style-name="T7">ical</text:span><text:span text:style-name="T4"> idiom,/ was </text:span><text:span text:style-name="T7">propounded</text:span><text:span text:style-name="T4"> put </text:span><text:span text:style-name="T7">likewise</text:span><text:span text:style-name="T4"> also by the Rabbis, with the view to/ point a moral. <text:s/>They wisely remark that/ not all who appear to have reached the extreme/ end of this earthly existence, and to be on the/ verge of the grave, are really old, nor do all whom we/ might at first sight judge to be yet far from </text:span><text:span text:style-name="T7">making</text:span><text:span text:style-name="T4"> attaining/</text:span></text:p>
      <text:p text:style-name="P6"><text:span text:style-name="T4"/></text:p>
      <text:p text:style-name="P6"><text:span text:style-name="T4">[Page 2]</text:span></text:p>
      <text:p text:style-name="P6"><text:span text:style-name="T4">the allotted term, have youth still in their/ possession. <text:s/>Some wilfully[sic!] </text:span><text:span text:style-name="T7">anticipate</text:span><text:span text:style-name="T4"> quicken the </text:span><text:soft-page-break/><text:span text:style-name="T7">working</text:span><text:span text:style-name="T4"> decomposing process/ of nature; some deliberately </text:span><text:span text:style-name="T7">hasten their</text:span><text:span text:style-name="T4"> bring on decrip-/-tude, or, as the Talmudists express it, cause old age/ to take a sudden </text:span><text:span text:style-name="T7">jump</text:span><text:span text:style-name="T4"> leap and tightly fasten upon/ them [Hebrew]. <text:s/></text:span><text:span text:style-name="T7">Frequently</text:span><text:span text:style-name="T4"> Unfortunately those reckless ones,/ by wasting their energies and by </text:span><text:span text:style-name="T7">misapplying</text:span><text:span text:style-name="T4"> destroying/ their faculties in the prime of life, often involve other beings in their own/ fate, and </text:span><text:span text:style-name="T7">occasion</text:span><text:span text:style-name="T4"> cause other beings to experience/ the effects of an untimely decay. <text:s/>Those heedless/ ones are old in looks, old in feelings,--which is/ </text:span><text:span text:style-name="T7">infinitely</text:span><text:span text:style-name="T4"> incomparably worse, because they sought only what/ would procure the gratification of a passing hour,/ without allowing the second sober thought to act/ as a curb preventing the results of rashness, which/ are sure to be felt for </text:span><text:span text:style-name="T7">many</text:span><text:span text:style-name="T4"> days and years. <text:s/>"Those who sow wrong doing will reap the same." <text:s/>[Hebrew] <text:s/>They are/ old because their interests were centred[sic!] in them-/-selves and they did not go in quest of the ever/ returning and ever refreshing pleasure of allaying/ misery, of promoting the happiness of their/ neighbors. <text:s/>They are old, because the softening/ and yet </text:span><text:span text:style-name="T7">[?]</text:span><text:span text:style-name="T4"> strengthening influences of religion--/</text:span></text:p>
      <text:p text:style-name="P6"><text:span text:style-name="T4"/></text:p>
      <text:p text:style-name="P6"><text:span text:style-name="T4">[Page 3]</text:span></text:p>
      <text:p text:style-name="P6"><text:span text:style-name="T4">--prayer and meditation--have been kept at a distance as useless and/ futile. <text:s/>You may, my Brethren, have met/ with such in your walks of life, and recognized/ the fact that they are not stricken in years,/ but withered by the blasting wind which their/ </text:span><text:span text:style-name="T7">restless</text:span><text:span text:style-name="T4"> unruly passions have forcibly raised. <text:s/>For them the/ book of Proverbs wrote [Hebrew] "the years of/ of[sic!] the unrighteous are shortened."/</text:span></text:p>
      <text:p text:style-name="P6"><text:span text:style-name="T4">But you have doubtless seen also persons whom/ you know to have travelled[sic!] on this terrestrial/ journey beyond the ordinary boundaries, and who/ show no signs of weariness. <text:s/>They enjoy the/ capacity of satisfying nature's wants because they have been chary not to abuse, nature [Hebrew] "Happy our soul, that has not showed our old age, exclaim the sages. <text:s/>they derive</text:span><text:span text:style-name="T7">d</text:span><text:span text:style-name="T4">/ constantly renewed pleasure from laboring to further/ the welfare of individuals and of communities, because/ selfishness was brought by them under control, while/ </text:span><text:span text:style-name="T7">their</text:span><text:span text:style-name="T4"> sacred ammonious and a firm reliance on Providence impart</text:span><text:span text:style-name="T7">s</text:span><text:span text:style-name="T4"> elasticity to/ their limbs, and buoyancy to their minds./ <text:s/>Those young-old persons win veneration as a richly/ earned reward; for in the same book of Proverbs/</text:span></text:p>
      <text:p text:style-name="P6"><text:span text:style-name="T4"/></text:p>
      <text:p text:style-name="P6"><text:span text:style-name="T4">[Page 4]</text:span></text:p>
      <text:p text:style-name="P6"><text:span text:style-name="T4">it's written [Hebrew] "old age/ is a crown of glory, it will be found in the way/ of righteousness."/</text:span></text:p>
      <text:p text:style-name="P6"><text:span text:style-name="T4">Now you can understand the teaching which our Rabbis/ meant to convey, by their comment on the sentence/ which <text:s/>I have cited. <text:s/>"Abraham was old, well stricken/ in years, and God had blessed Abraham in all/ things". <text:s/>Pure in morals amidst a corrupt genera-/-tion, which did shameless violence to foreigners,/ both in their persons and in their honor, as evinced by the in-/habitants of </text:span><text:span text:style-name="T7">Sodom</text:span><text:span text:style-name="T4"> Egypt, of Sodom and Gerar;/ yearning with an affection so </text:span><text:span text:style-name="T7">great</text:span><text:span text:style-name="T4"> deep for all mankind/ that urged him to offer earnest entreaties even/ for the atrociously wicked; mighty in that faith,/ which </text:span><text:span text:style-name="T7">earned</text:span><text:span text:style-name="T4"> gained for him the just title of Chief/ of believers [Hebrew], the father of the Hebrew/ race saw years glide by without feeling that/ they carried away his powers to do good. <text:s/>Thus I/ construe the closing part of the sentence. <text:s/>"The Lord had/ blessed Abraham in all things." <text:s/>For what sweeter/ </text:span><text:span text:style-name="T7">blessing can man experience</text:span><text:span text:style-name="T4"> gift can the Almighty bestow on man than that of retaining/ the warmth of sentiments in the winter of his/</text:span></text:p>
      <text:p text:style-name="P6"><text:span text:style-name="T4"/></text:p>
      <text:p text:style-name="P6"><text:span text:style-name="T4">[Page 5]</text:span></text:p>
      <text:p text:style-name="P6"><text:span text:style-name="T4">existence? <text:s/>The Talmudists, however,/ differ in their views about the proper application/ of that expression. <text:s/>Some suppose it to signify that/ the fruits of the patriarch's industry did not decrease,/ when he could no longer </text:span><text:span text:style-name="T9">labor till the ground</text:span><text:span text:style-name="T4"> labor, </text:span><text:span text:style-name="T7">through</text:span><text:span text:style-name="T4"> for the </text:span><text:span text:style-name="T7">watching</text:span><text:span text:style-name="T4"> eye/ of a Ruling Providence rested thereon. <text:s/>Others, surmise that it alludes/ to his having overcome </text:span><text:span text:style-name="T7">the ten trials of [Hebrew] to which he had been</text:span><text:span text:style-name="T4"> in a most re-/markable manner the ten trials [Hebrew] to which he had been exposed. <text:s/>But of all the various opi-/-nions advanced,--each of which may point to a/ moral--I prefer that which explains God's bene-/-diction to have been a foretaste of the bliss of/ eternity, while yet on this side of the grave. <text:s/>[Hebrew]/ [Hebrew]. <text:s/>In what did such a beatitude consist? <text:s/>In/ the </text:span><text:soft-page-break/><text:span text:style-name="T4">satisfaction of knowing that his child of promise/ would be his worthy successor; in having discovered/ in Isaac a dispositoin to hold fast to and spread further/ the religious ideas imbibed in the parental home. <text:s/>Hence,/ the anxiety </text:span><text:span text:style-name="T7">evinced</text:span><text:span text:style-name="T4"> exhibited that those principles might not/ be </text:span><text:span text:style-name="T7">lost</text:span><text:span text:style-name="T4"> imperilled[sic!] through an ill-</text:span><text:span text:style-name="T7">matched</text:span><text:span text:style-name="T4"> assorted </text:span><text:span text:style-name="T7">alliance</text:span><text:span text:style-name="T4"> match; hence, the great/ care taken that Sarah's son should not bring to the/ tent made vacant by his mother's death, a woman/ whose blood had been tainted by the sins of </text:span><text:span text:style-name="T7">the</text:span><text:span text:style-name="T4"> peoples/</text:span></text:p>
      <text:p text:style-name="P6"><text:span text:style-name="T4"/></text:p>
      <text:p text:style-name="P6"><text:span text:style-name="T4">[Page 6]</text:span></text:p>
      <text:p text:style-name="P6"><text:span text:style-name="T4">steeped in revolting idolatry./</text:span></text:p>
      <text:p text:style-name="P6"><text:span text:style-name="T4">Let me draw your attention to the wording of/ the oath which the Master exacted from the/ trusty servant to whom </text:span><text:span text:style-name="T7">he gave a</text:span><text:span text:style-name="T4"> was committed a delicate and responsible/ charge. <text:s/>"I will make thee swear by the Lord,/ the God of the heaven and the God of the earth,/ that thou wilt not take a wife for my son out/ of the daughters of the Canaanites, in whose land/ I dwell". <text:s/>The mission which the founder/ of our religion assumed was one clearly defined./ <text:s/>He would establish the Kingdom of God among men and let/ the ruled recognize their Ruler. <text:s/>What in the/ phraseology of Christian books bears the name of/ the lord's prayer, is nothing more than a wish,/ for the realization of that which Abraham first/ endeavoured to bring about. </text:span><text:span text:style-name="T7">and for which</text:span><text:span text:style-name="T4"> For that we/ ourselves petition in the oft repeated </text:span><text:span text:style-name="T5">Kedush</text:span><text:span text:style-name="T3">á</text:span><text:span text:style-name="T6">,/ and more expressively so in that of our Ashkenazic/ brethren, viz "May we hallow Thy name in the/ world, as it is hallowed in the highest heavens"/</text:span></text:p>
      <text:p text:style-name="P6"><text:span text:style-name="T6"/></text:p>
      <text:p text:style-name="P6"><text:span text:style-name="T6">[Page 7]</text:span></text:p>
      <text:p text:style-name="P6"><text:span text:style-name="T6"><text:tab/>Gentilism of antiquity believed that the </text:span><text:span text:style-name="T8">heavens</text:span><text:span text:style-name="T6"> Empyrean/ was inhabited by immortal beings, whom they/ called </text:span><text:span text:style-name="T8">gods deities, bu</text:span><text:span text:style-name="T6"> divinities but that the mortals should be/ taken knowledge of by One Supreme Being, that/ the government of nations and individuals should/ fall under the immediate supervision of One all-seeing/ and all-regulating God, was an idea which their intellect could/ not grasp. <text:s/>Even </text:span><text:span text:style-name="T8">master</text:span><text:span text:style-name="T6"> the elevated minds of an Ari-/-stotle in Greece and of a Cicero in Rome remained stran-/-gers to the sublimest of thoughts, which long centuries/ before, the shepherd of Ur Chasdim conceived and pro-/-pagated. <text:s/>Abraham taught the truth that the Creator/ is intimately related to His creatures, that He tenderly cares/ for them, and helps them to choose right when/ they incline their hearts </text:span><text:span text:style-name="T8">are inclined</text:span><text:span text:style-name="T6"> to do right. <text:s/>The Talmudists/ discovered the embodiment of our patriarch's mission,/ in the oath which I have quoted. <text:s/>Thus spoke the master/ </text:span><text:span text:style-name="T8">said</text:span><text:span text:style-name="T6"> to his servant. <text:s/>The God to whose guidance/ I commend thy steps for the happy issue of your/ journey, is He whom I have proclaimed as the God/ of the earth. <text:s/></text:span><text:span text:style-name="T8">Before</text:span><text:span text:style-name="T6"> Ere I had preached my doctrine, he was/ feared as a king of the sky. <text:s/>I have set up for Him/</text:span></text:p>
      <text:p text:style-name="P6"><text:span text:style-name="T6"/></text:p>
      <text:p text:style-name="P6"><text:span text:style-name="T6">[Page 8]</text:span></text:p>
      <text:p text:style-name="P6"><text:span text:style-name="T6">a throne in the world wherein we move, that/ He may ultimately be worshipped[sic!] as the Monarch/ of all the </text:span><text:span text:style-name="T8">[?]</text:span><text:span text:style-name="T6"> habitable globe. <text:s/>That confiding/ trust which animated and sustained the father of/ the faithful; that abiding reliance in the spread/ of righteousness, which rejuvenated and beautified the/ life of our patriarch, is the inheritance </text:span><text:span text:style-name="T8">which we</text:span><text:span text:style-name="T6"> left for our/ enjoyment. <text:s/>May we value it, </text:span><text:span text:style-name="T8">and not</text:span><text:span text:style-name="T6"> as its primitive owner,/ and meet him where he abides gloriously, for so write our sages. <text:s/>[Hebrew]/ On the mountain of the Lord, in the holy place, which/ they enter who are clean of hands, and pure of hearts,/ who have never </text:span><text:span text:style-name="T8">sold undelivered</text:span><text:span text:style-name="T6"> sold their souls to vanity,/ nor stained their lips with falsehood, there Abra-/-ham stands. <text:s/>He whom the Lord blessed in all/ things, while </text:span><text:span text:style-name="T8">alive</text:span><text:span text:style-name="T6"> on earth, dispenses </text:span><text:span text:style-name="T8">cl</text:span><text:span text:style-name="T6"> celestial blessings/ to all who have </text:span><text:span text:style-name="T8">taken</text:span><text:span text:style-name="T6"> chosen him as their exemplar./ <text:s/></text:span><text:span text:style-name="T8">and present the</text:span><text:span text:style-name="T6"> The venerable Hebrew ushers in into salvation, </text:span><text:span text:style-name="T8">those</text:span><text:span text:style-name="T6"> all/ </text:span><text:span text:style-name="T8">May we be reckoned among those hereafter</text:span><text:span text:style-name="T6"> who have sought/ </text:span><text:span text:style-name="T8">their</text:span><text:span text:style-name="T6"> deliverance beneath the shield of Abraham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8T11:48:57.72</meta:creation-date>
    <dc:date>2012-04-18T13:42:49.18</dc:date>
    <dc:creator>Penn Libraries</dc:creator>
    <meta:editing-duration>PT00H07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2" meta:word-count="1755" meta:character-count="10701"/>
  </office:meta>
</office:document-meta>
</file>